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erif" svg:font-family="'Bitstream Vera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James, 1960 #817}</text:p>
      <text:p text:style-name="Text_20_body">James, William. <text:span text:style-name="T1">The Will to Believe, and Other Essays in Popular Philosophy, and Human Immortality</text:span>. [New York]: Dover Publications, 1960.</text:p>
      <text:p text:style-name="P1">There are, then, cases where a fact cannot come at all unless a preliminary faith exists in its coming 25</text:p>
      <text:p text:style-name="Text_20_body">I, therefore, for one, cannot see my way to accepting the agnostic rules for truth-seeking, or wilfully agree to keeping my willing nature out of the game.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erif" svg:font-family="'Bitstream Vera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GB" style:font-name-complex="DejaVu 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2-08T11:25:47</meta:creation-date>
    <dc:date>2008-02-08T12:14:08</dc:date>
    <dc:language>en-GB</dc:language>
    <meta:editing-cycles>3</meta:editing-cycles>
    <meta:editing-duration>PT48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72" meta:character-count="418"/>
  </office:meta>
</office:document-meta>
</file>